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646in"/>
    </style:style>
    <style:style style:name="Table1.B" style:family="table-column">
      <style:table-column-properties style:column-width="1.3458in"/>
    </style:style>
    <style:style style:name="Table1.C" style:family="table-column">
      <style:table-column-properties style:column-width="1.6403in"/>
    </style:style>
    <style:style style:name="Table1.D" style:family="table-column">
      <style:table-column-properties style:column-width="2.674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396in" table:align="left"/>
    </style:style>
    <style:style style:name="Table2.A" style:family="table-column">
      <style:table-column-properties style:column-width="2.0792in"/>
    </style:style>
    <style:style style:name="Table2.B" style:family="table-column">
      <style:table-column-properties style:column-width="2.1403in"/>
    </style:style>
    <style:style style:name="Table2.C" style:family="table-column">
      <style:table-column-properties style:column-width="2.220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62bd4" officeooo:paragraph-rsid="00162bd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Using ANS to Study B2 and Protein-Protein Hydrophobic Attraction</text:h>
      <text:h text:style-name="Heading_20_3" text:outline-level="3">The Connection — What B2 Actually Measures</text:h>
      <text:p text:style-name="Text_20_body">The <text:span text:style-name="Strong_20_Emphasis">second virial coefficient B2</text:span> captures the <text:span text:style-name="Strong_20_Emphasis">net pairwise interaction</text:span> between proteins in solution:</text:p>
      <text:list text:style-name="L1">
        <text:list-item>
          <text:p text:style-name="P3"><text:span text:style-name="Strong_20_Emphasis">B2 &gt; 0</text:span> — net repulsion (proteins avoid each other, good solubility) </text:p>
        </text:list-item>
        <text:list-item>
          <text:p text:style-name="P3"><text:span text:style-name="Strong_20_Emphasis">B2 = 0</text:span> — ideal solution (no net interaction) </text:p>
        </text:list-item>
        <text:list-item>
          <text:p text:style-name="P2"><text:span text:style-name="Strong_20_Emphasis">B2 &lt; 0</text:span> — net attraction (proteins attract, tendency to aggregate/crystallize) </text:p>
        </text:list-item>
      </text:list>
      <text:p text:style-name="Text_20_body">B2 integrates <text:span text:style-name="Strong_20_Emphasis">all</text:span> interaction contributions:</text:p>
      <text:p text:style-name="Text_20_body">$$B2 = B2_{excluded volume} + B2_{electrostatic} + B2_{hydrophobic} + B2_{vdW} + ...$$</text:p>
      <text:p text:style-name="Text_20_body">The hydrophobic contribution becomes increasingly negative (attractive) with temperature, which is why many proteins show <text:span text:style-name="Strong_20_Emphasis">decreasing B2 with increasing T</text:span> — they become stickier as the hydrophobic effect strengthens up to ~60–70°C.</text:p>
      <text:p text:style-name="Horizontal_20_Line"/>
      <text:h text:style-name="Heading_20_3" text:outline-level="3">The Core Problem — ANS Does Not Directly Measure B2</text:h>
      <text:p text:style-name="Text_20_body">This is important to be clear about. ANS reports on <text:span text:style-name="Strong_20_Emphasis">intramolecular hydrophobic exposure</text:span> of a single protein — it tells you about the surface hydrophobicity of individual molecules. B2 is an <text:span text:style-name="Strong_20_Emphasis">intermolecular</text:span> quantity — it describes how pairs of proteins interact with each other.</text:p>
      <text:p text:style-name="Text_20_body">The relationship between the two is:</text:p>
      <text:p text:style-name="Text_20_body">$$\text{ANS signal} \rightarrow \text{surface hydrophobicity per molecule}$$ $$B2_{hydrophobic} \rightarrow \text{hydrophobic interaction between two protein surfaces}$$</text:p>
      <text:p text:style-name="Text_20_body">These are <text:span text:style-name="Strong_20_Emphasis">correlated but not equivalent</text:span>. A protein with more exposed hydrophobic surface will tend to have a more negative $B2_{hydrophobic}$, but the quantitative relationship depends on the <text:span text:style-name="Strong_20_Emphasis">geometry, distribution, and accessibility</text:span> of those patches — not just their total area.</text:p>
      <text:p text:style-name="Horizontal_20_Line"/>
      <text:h text:style-name="Heading_20_3" text:outline-level="3">What ANS Can and Cannot Tell You About B2</text:h>
      <text:p text:style-name="Text_20_body"><text:span text:style-name="Strong_20_Emphasis">What ANS CAN give you:</text:span></text:p>
      <text:list text:style-name="L2">
        <text:list-item>
          <text:p text:style-name="P5">A <text:span text:style-name="Strong_20_Emphasis">relative ranking</text:span> of hydrophobic surface exposure across temperatures — if ANS signal increases with T, hydrophobic patches are becoming more exposed, which should correlate with increasingly negative $B2_{hydrophobic}$ </text:p>
        </text:list-item>
        <text:list-item>
          <text:p text:style-name="P5">A <text:span text:style-name="Strong_20_Emphasis">qualitative indicator</text:span> of when hydrophobic attraction starts dominating — the temperature at which ANS signal increases sharply is roughly where you expect B2 to start dropping </text:p>
        </text:list-item>
        <text:list-item>
          <text:p text:style-name="P4">Information about <text:span text:style-name="Strong_20_Emphasis">which temperatures</text:span> are worth measuring B2 at directly </text:p>
        </text:list-item>
      </text:list>
      <text:p text:style-name="Text_20_body"><text:span text:style-name="Strong_20_Emphasis">What ANS CANNOT give you:</text:span></text:p>
      <text:list text:style-name="L3">
        <text:list-item>
          <text:p text:style-name="P7"><text:soft-page-break/>The actual value of B2 or its temperature dependence quantitatively </text:p>
        </text:list-item>
        <text:list-item>
          <text:p text:style-name="P7">The distinction between <text:span text:style-name="Strong_20_Emphasis">patch geometry effects</text:span> (a few large patches vs many small ones give different B2 even at same total hydrophobic area) </text:p>
        </text:list-item>
        <text:list-item>
          <text:p text:style-name="P6">Intermolecular contributions — ANS only sees the single-molecule environment </text:p>
        </text:list-item>
      </text:list>
      <text:p text:style-name="Horizontal_20_Line"/>
      <text:h text:style-name="Heading_20_3" text:outline-level="3">The Right Techniques to Actually Measure B2</text:h>
      <text:p text:style-name="Text_20_body">To directly measure B2 as a function of temperature you need:</text:p>
      <text:p text:style-name="Text_20_body"><text:span text:style-name="Strong_20_Emphasis">Static Light Scattering (SLS):</text:span> The most direct method. From the Zimm equation:</text:p>
      <text:p text:style-name="Text_20_body">$$\frac{Kc}{R_\theta} = \frac{1}{M_w} + 2B2 \cdot c + ...$$</text:p>
      <text:p text:style-name="Text_20_body">Plot $Kc/R_\theta$ vs protein concentration $c$ at each temperature — the slope gives $2B2$ directly. This is the <text:span text:style-name="Strong_20_Emphasis">gold standard</text:span> for B2 measurement and is straightforward to implement across a temperature range.</text:p>
      <text:p text:style-name="Text_20_body"><text:span text:style-name="Strong_20_Emphasis">Dynamic Light Scattering (DLS) — indirect:</text:span> The interaction parameter $k_D$ from DLS concentration dependence is related to B2:</text:p>
      <text:p text:style-name="Text_20_body">$$k_D = 2B2 M_w - k_f - 2v_s$$</text:p>
      <text:p text:style-name="Text_20_body">Where $k_f$ is the friction coefficient concentration dependence and $v_s$ is partial specific volume. Less direct than SLS but gives you B2 trends and is more accessible experimentally.</text:p>
      <text:p text:style-name="Text_20_body"><text:span text:style-name="Strong_20_Emphasis">Self-Interaction Chromatography (SIC):</text:span> Pass your protein over a column with the same protein immobilized — retention time correlates with B2. Elegant for screening many conditions but harder to set up for temperature studies.</text:p>
      <text:p text:style-name="Horizontal_20_Line"/>
      <text:h text:style-name="Heading_20_3" text:outline-level="3">How to Use ANS and B2 Together Strategically</text:h>
      <text:p text:style-name="Text_20_body">The most powerful approach is to use ANS as a <text:span text:style-name="Strong_20_Emphasis">guide and complement</text:span> to B2 measurements rather than a replacement:</text:p>
      <text:p text:style-name="Text_20_body"><text:span text:style-name="Strong_20_Emphasis">Step 1 — ANS temperature scan:</text:span> Run ANS fluorescence from 4°C to 60–65°C (staying below $T_m$ to avoid unfolding complications). Identify:</text:p>
      <text:list text:style-name="L4">
        <text:list-item>
          <text:p text:style-name="P9">The temperature range where ANS signal increases (hydrophobic exposure growing) </text:p>
        </text:list-item>
        <text:list-item>
          <text:p text:style-name="P9">The rate of change $dI_{ANS}/dT$ as a function of temperature </text:p>
        </text:list-item>
        <text:list-item>
          <text:p text:style-name="P8">Whether the increase is gradual (continuous surface exposure) or sharp (cooperative transition) </text:p>
        </text:list-item>
      </text:list>
      <text:p text:style-name="Text_20_body"><text:span text:style-name="Strong_20_Emphasis">Step 2 — Select temperatures for B2 measurement:</text:span> Use the ANS curve to pick 5–6 strategic temperatures — below, within, and above the ANS-increasing region — and measure B2 by SLS at each.</text:p>
      <text:p text:style-name="Text_20_body"><text:span text:style-name="Strong_20_Emphasis">Step 3 — Correlate:</text:span> Plot both $I_{ANS}$ and $B2$ vs temperature on the same graph. If hydrophobic interactions are driving B2, you expect:</text:p>
      <text:list text:style-name="L5">
        <text:list-item>
          <text:p text:style-name="P11"><text:soft-page-break/>ANS increase correlates temporally with B2 decrease </text:p>
        </text:list-item>
        <text:list-item>
          <text:p text:style-name="P10">The rate of B2 decrease $dB2/dT$ correlates with $dI_{ANS}/dT$ </text:p>
        </text:list-item>
      </text:list>
      <text:p text:style-name="Text_20_body"><text:span text:style-name="Strong_20_Emphasis">Step 4 — Deconvolute B2 contributions:</text:span> To isolate the hydrophobic contribution to B2 specifically, vary ionic strength and pH:</text:p>
      <text:list text:style-name="L6">
        <text:list-item>
          <text:p text:style-name="P13">High salt screens electrostatic contributions (Debye screening) </text:p>
        </text:list-item>
        <text:list-item>
          <text:p text:style-name="P13">At your protein's isoelectric point electrostatic repulsion is minimized </text:p>
        </text:list-item>
        <text:list-item>
          <text:p text:style-name="P12">The <text:span text:style-name="Strong_20_Emphasis">residual B2 temperature dependence</text:span> after electrostatic contributions are suppressed is predominantly hydrophobic in origin </text:p>
        </text:list-item>
      </text:list>
      <text:p text:style-name="Text_20_body">This gives you $B2_{hydrophobic}(T)$ with reasonable confidence without needing to model every interaction term explicitly.</text:p>
      <text:p text:style-name="Horizontal_20_Line"/>
      <text:h text:style-name="Heading_20_3" text:outline-level="3">Expected Physical Picture</text:h>
      <text:p text:style-name="Text_20_body">If your system behaves as theory predicts, across temperature you should se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emperature range</text:p>
            </table:table-cell>
            <table:table-cell table:style-name="Table1.A1" office:value-type="string">
              <text:p text:style-name="Table_20_Heading">ANS signal</text:p>
            </table:table-cell>
            <table:table-cell table:style-name="Table1.A1" office:value-type="string">
              <text:p text:style-name="Table_20_Heading">B2</text:p>
            </table:table-cell>
            <table:table-cell table:style-name="Table1.A1" office:value-type="string">
              <text:p text:style-name="Table_20_Heading">Dominant physics</text:p>
            </table:table-cell>
          </table:table-row>
        </table:table-header-rows>
        <table:table-row>
          <table:table-cell table:style-name="Table1.A1" office:value-type="string">
            <text:p text:style-name="Table_20_Contents">4–15°C</text:p>
          </table:table-cell>
          <table:table-cell table:style-name="Table1.A1" office:value-type="string">
            <text:p text:style-name="Table_20_Contents">Low, possibly decreasing</text:p>
          </table:table-cell>
          <table:table-cell table:style-name="Table1.A1" office:value-type="string">
            <text:p text:style-name="Table_20_Contents">Positive or near zero</text:p>
          </table:table-cell>
          <table:table-cell table:style-name="Table1.A1" office:value-type="string">
            <text:p text:style-name="Table_20_Contents">Cold denaturation regime, hydrophobic effect weakens</text:p>
          </table:table-cell>
        </table:table-row>
        <table:table-row>
          <table:table-cell table:style-name="Table1.A1" office:value-type="string">
            <text:p text:style-name="Table_20_Contents">15–45°C</text:p>
          </table:table-cell>
          <table:table-cell table:style-name="Table1.A1" office:value-type="string">
            <text:p text:style-name="Table_20_Contents">Gradually increasing</text:p>
          </table:table-cell>
          <table:table-cell table:style-name="Table1.A1" office:value-type="string">
            <text:p text:style-name="Table_20_Contents">Slowly decreasing</text:p>
          </table:table-cell>
          <table:table-cell table:style-name="Table1.A1" office:value-type="string">
            <text:p text:style-name="Table_20_Contents">Hydrophobic effect strengthening, patches more exposed</text:p>
          </table:table-cell>
        </table:table-row>
        <table:table-row>
          <table:table-cell table:style-name="Table1.A1" office:value-type="string">
            <text:p text:style-name="Table_20_Contents">45–65°C</text:p>
          </table:table-cell>
          <table:table-cell table:style-name="Table1.A1" office:value-type="string">
            <text:p text:style-name="Table_20_Contents">Strongly increasing</text:p>
          </table:table-cell>
          <table:table-cell table:style-name="Table1.A1" office:value-type="string">
            <text:p text:style-name="Table_20_Contents">Strongly negative</text:p>
          </table:table-cell>
          <table:table-cell table:style-name="Table1.A1" office:value-type="string">
            <text:p text:style-name="Table_20_Contents">Strong hydrophobic attraction, aggregation risk</text:p>
          </table:table-cell>
        </table:table-row>
        <table:table-row>
          <table:table-cell table:style-name="Table1.A1" office:value-type="string">
            <text:p text:style-name="Table_20_Contents">&gt; $T_m$</text:p>
          </table:table-cell>
          <table:table-cell table:style-name="Table1.A1" office:value-type="string">
            <text:p text:style-name="Table_20_Contents">Drops or plateaus</text:p>
          </table:table-cell>
          <table:table-cell table:style-name="Table1.A1" office:value-type="string">
            <text:p text:style-name="Table_20_Contents">Strongly negative then undefined</text:p>
          </table:table-cell>
          <table:table-cell table:style-name="Table1.A1" office:value-type="string">
            <text:p text:style-name="Table_20_Contents">Unfolding, aggregation, system leaves equilibrium</text:p>
          </table:table-cell>
        </table:table-row>
      </table:table>
      <text:p text:style-name="Text_20_body">The <text:span text:style-name="Strong_20_Emphasis">slope of B2 vs T in the 15–60°C range</text:span> is your most direct experimental measure of how strongly the hydrophobic effect drives protein-protein attraction in your specific syst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2" text:outline-level="2">Is B2 Always Increasing or Decreasing with Temperature for Proteins?</text:h>
      <text:h text:style-name="Heading_20_3" text:outline-level="3">Short Answer</text:h>
      <text:p text:style-name="Text_20_body"><text:span text:style-name="Strong_20_Emphasis">No — it is not general knowledge, and it is not universally true.</text:span> The temperature dependence of B2 is <text:span text:style-name="Strong_20_Emphasis">protein-specific</text:span> and can go in either direction depending on which interactions dominate, and can even <text:span text:style-name="Strong_20_Emphasis">change sign</text:span> within a physiologically relevant temperature range.</text:p>
      <text:p text:style-name="Horizontal_20_Line"/>
      <text:h text:style-name="Heading_20_3" text:outline-level="3">The Nuance — Two Competing Effects with Temperature</text:h>
      <text:p text:style-name="Text_20_body">As temperature increases, multiple contributions to B2 change simultaneously and in <text:span text:style-name="Strong_20_Emphasis">opposite directions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nteraction</text:p>
            </table:table-cell>
            <table:table-cell table:style-name="Table2.A1" office:value-type="string">
              <text:p text:style-name="Table_20_Heading">Change with T</text:p>
            </table:table-cell>
            <table:table-cell table:style-name="Table2.A1" office:value-type="string">
              <text:p text:style-name="Table_20_Heading">Effect on B2</text:p>
            </table:table-cell>
          </table:table-row>
        </table:table-header-rows>
        <table:table-row>
          <table:table-cell table:style-name="Table2.A1" office:value-type="string">
            <text:p text:style-name="Table_20_Contents">Hydrophobic attraction</text:p>
          </table:table-cell>
          <table:table-cell table:style-name="Table2.A1" office:value-type="string">
            <text:p text:style-name="Table_20_Contents"><text:span text:style-name="Strong_20_Emphasis">Strengthens</text:span> (up to ~60–70°C)</text:p>
          </table:table-cell>
          <table:table-cell table:style-name="Table2.A1" office:value-type="string">
            <text:p text:style-name="Table_20_Contents">Drives B2 <text:span text:style-name="Strong_20_Emphasis">negative</text:span></text:p>
          </table:table-cell>
        </table:table-row>
        <table:table-row>
          <table:table-cell table:style-name="Table2.A1" office:value-type="string">
            <text:p text:style-name="Table_20_Contents">Electrostatic repulsion</text:p>
          </table:table-cell>
          <table:table-cell table:style-name="Table2.A1" office:value-type="string">
            <text:p text:style-name="Table_20_Contents"><text:span text:style-name="Strong_20_Emphasis">Weakens</text:span> slightly</text:p>
          </table:table-cell>
          <table:table-cell table:style-name="Table2.A1" office:value-type="string">
            <text:p text:style-name="Table_20_Contents">Drives B2 <text:span text:style-name="Strong_20_Emphasis">negative</text:span></text:p>
          </table:table-cell>
        </table:table-row>
        <table:table-row>
          <table:table-cell table:style-name="Table2.A1" office:value-type="string">
            <text:p text:style-name="Table_20_Contents">Excluded volume</text:p>
          </table:table-cell>
          <table:table-cell table:style-name="Table2.A1" office:value-type="string">
            <text:p text:style-name="Table_20_Contents">Nearly constant</text:p>
          </table:table-cell>
          <table:table-cell table:style-name="Table2.A1" office:value-type="string">
            <text:p text:style-name="Table_20_Contents">Always positive, T-independent</text:p>
          </table:table-cell>
        </table:table-row>
        <table:table-row>
          <table:table-cell table:style-name="Table2.A1" office:value-type="string">
            <text:p text:style-name="Table_20_Contents">van der Waals attraction</text:p>
          </table:table-cell>
          <table:table-cell table:style-name="Table2.A1" office:value-type="string">
            <text:p text:style-name="Table_20_Contents">Weakly increases</text:p>
          </table:table-cell>
          <table:table-cell table:style-name="Table2.A1" office:value-type="string">
            <text:p text:style-name="Table_20_Contents">Slightly negative</text:p>
          </table:table-cell>
        </table:table-row>
        <table:table-row>
          <table:table-cell table:style-name="Table2.A1" office:value-type="string">
            <text:p text:style-name="Table_20_Contents">Hydration/solvation repulsion</text:p>
          </table:table-cell>
          <table:table-cell table:style-name="Table2.A1" office:value-type="string">
            <text:p text:style-name="Table_20_Contents"><text:span text:style-name="Strong_20_Emphasis">Weakens</text:span> with T</text:p>
          </table:table-cell>
          <table:table-cell table:style-name="Table2.A1" office:value-type="string">
            <text:p text:style-name="Table_20_Contents">Drives B2 <text:span text:style-name="Strong_20_Emphasis">negative</text:span></text:p>
          </table:table-cell>
        </table:table-row>
      </table:table>
      <text:p text:style-name="Text_20_body">The <text:span text:style-name="Strong_20_Emphasis">net sign of dB2/dT</text:span> depends on which of these dominates for your specific protein.</text:p>
      <text:p text:style-name="Horizontal_20_Line"/>
      <text:h text:style-name="Heading_20_3" text:outline-level="3">Cases Where B2 Decreases with Temperature (Becomes More Negative)</text:h>
      <text:p text:style-name="Text_20_body">This is the behavior you were implying — and it is real and common for proteins where <text:span text:style-name="Strong_20_Emphasis">hydrophobic interactions dominate</text:span>:</text:p>
      <text:list text:style-name="L7">
        <text:list-item>
          <text:p text:style-name="P15">Proteins with <text:span text:style-name="Strong_20_Emphasis">large exposed hydrophobic surface areas</text:span> </text:p>
        </text:list-item>
        <text:list-item>
          <text:p text:style-name="P15">Proteins near their isoelectric point (electrostatic repulsion already minimized) </text:p>
        </text:list-item>
        <text:list-item>
          <text:p text:style-name="P15"><text:span text:style-name="Strong_20_Emphasis">Hydrophobins, storage proteins, lens crystallins</text:span> </text:p>
        </text:list-item>
        <text:list-item>
          <text:p text:style-name="P14">Many globular proteins in the <text:span text:style-name="Strong_20_Emphasis">15–55°C range</text:span> </text:p>
        </text:list-item>
      </text:list>
      <text:p text:style-name="Text_20_body">This is the regime where your ANS + B2 experimental strategy makes most sense.</text:p>
      <text:p text:style-name="Horizontal_20_Line"/>
      <text:h text:style-name="Heading_20_3" text:outline-level="3">Cases Where B2 Increases with Temperature (Becomes Less Negative or More Positive)</text:h>
      <text:p text:style-name="Text_20_body">This is equally real and often <text:span text:style-name="Strong_20_Emphasis">overlooked</text:span>:</text:p>
      <text:p text:style-name="Text_20_body"><text:soft-page-break/><text:span text:style-name="Strong_20_Emphasis">Proteins dominated by electrostatic interactions:</text:span> At low ionic strength, electrostatic repulsion can dominate B2. As temperature increases, the <text:span text:style-name="Strong_20_Emphasis">dielectric constant of water decreases</text:span>, which actually <text:span text:style-name="Strong_20_Emphasis">strengthens</text:span> electrostatic interactions — counterintuitively pushing B2 more positive with T in some regimes.</text:p>
      <text:p text:style-name="Text_20_body"><text:span text:style-name="Strong_20_Emphasis">Cold-aggregating proteins:</text:span> Some proteins actually aggregate <text:span text:style-name="Strong_20_Emphasis">at low temperature</text:span> (cold denaturation, cryoaggregation), meaning their B2 is more negative at low T and becomes less negative as T rises — the opposite of the hydrophobic story.</text:p>
      <text:p text:style-name="Text_20_body"><text:span text:style-name="Strong_20_Emphasis">Proteins with dominant repulsive solvation:</text:span> Highly hydrophilic proteins with strong hydration shells can have B2 dominated by <text:span text:style-name="Strong_20_Emphasis">hydration repulsion</text:span>, which weakens with T, but if the baseline is strongly positive, B2 still remains positive across the temperature range even as it decreases.</text:p>
      <text:p text:style-name="Horizontal_20_Line"/>
      <text:h text:style-name="Heading_20_3" text:outline-level="3">The Non-Monotonic Case — Most Physically Interesting</text:h>
      <text:p text:style-name="Text_20_body">Many proteins show a <text:span text:style-name="Strong_20_Emphasis">non-monotonic B2(T)</text:span> with a minimum (most negative B2) at some intermediate temperature:</text:p>
      <text:p text:style-name="Text_20_body">$$B2(T) \rightarrow \text{minimum at } T^* \rightarrow \text{increases again at high T}$$</text:p>
      <text:p text:style-name="Text_20_body">This happens because:</text:p>
      <text:list text:style-name="L8">
        <text:list-item>
          <text:p text:style-name="P17"><text:span text:style-name="Emphasis">Below T:</text:span>* hydrophobic effect strengthening drives B2 negative </text:p>
        </text:list-item>
        <text:list-item>
          <text:p text:style-name="P17"><text:span text:style-name="Emphasis">At T:</text:span>* maximum hydrophobic attraction, minimum B2 </text:p>
        </text:list-item>
        <text:list-item>
          <text:p text:style-name="P16"><text:span text:style-name="Emphasis">Above T:</text:span>* approach to $T_m$, partial unfolding changes the interaction landscape, electrostatic contributions from newly exposed charged residues increase repulsion, or the protein surface character changes qualitatively </text:p>
        </text:list-item>
      </text:list>
      <text:p text:style-name="Text_20_body">This non-monotonic behavior is actually <text:span text:style-name="Strong_20_Emphasis">thermodynamically expected</text:span> from the large positive $\Delta C_p$ of hydrophobic interactions and has been observed experimentally for several proteins including <text:span text:style-name="Strong_20_Emphasis">lysozyme, γ-crystallins, and various globular proteins</text:span> studied by SLS and osmometry.</text:p>
      <text:p text:style-name="Horizontal_20_Line"/>
      <text:h text:style-name="Heading_20_3" text:outline-level="3">What the Literature Actually Shows</text:h>
      <text:p text:style-name="Text_20_body">The experimental picture is nuanced:</text:p>
      <text:p text:style-name="Text_20_body"><text:span text:style-name="Strong_20_Emphasis">Lysozyme</text:span> — one of the most studied proteins for B2 — shows B2 becoming <text:span text:style-name="Strong_20_Emphasis">more negative with increasing T</text:span> at low ionic strength near its pI, consistent with hydrophobic domination. But at higher ionic strength where electrostatics are screened, the behavior changes.</text:p>
      <text:p text:style-name="Text_20_body"><text:span text:style-name="Strong_20_Emphasis">BSA</text:span> — shows complex T-dependence that changes with pH and ionic strength, with no universal monotonic trend.</text:p>
      <text:p text:style-name="Text_20_body"><text:span text:style-name="Strong_20_Emphasis">Hemoglobin and myoglobin</text:span> — show different behaviors depending on oligomeric state and solution conditions.</text:p>
      <text:p text:style-name="Text_20_body"><text:soft-page-break/><text:span text:style-name="Strong_20_Emphasis">Intrinsically disordered proteins</text:span> — can show almost any behavior depending on their sequence composition.</text:p>
      <text:p text:style-name="Horizontal_20_Line"/>
      <text:h text:style-name="Heading_20_3" text:outline-level="3">The Deeper Point — B2 is a System Property, Not Just a Protein Property</text:h>
      <text:p text:style-name="Text_20_body">This is perhaps the most important conceptual point:</text:p>
      <text:p text:style-name="Text_20_body">$$B2 = B2(\underbrace{T}<text:span text:style-name="Emphasis">{\text{temperature}}, \underbrace{pH}</text:span>{\text{charge state}}, \underbrace{I}<text:span text:style-name="Emphasis">{\text{ionic strength}}, \underbrace{c_s}</text:span>{\text{cosolutes}}, \underbrace{c_p}_{\text{protein conc}})$$</text:p>
      <text:p text:style-name="Text_20_body">Statements like "B2 always increases/decreases with T" are only meaningful if <text:span text:style-name="Strong_20_Emphasis">all other variables are fixed and specified</text:span>. The same protein can show opposite dB2/dT behavior at different pH or ionic strength conditions, because you are changing which interaction term dominates.</text:p>
      <text:p text:style-name="Text_20_body">This is why your experimental strategy of <text:span text:style-name="Strong_20_Emphasis">varying ionic strength and pH systematically</text:span> while measuring B2(T) is the right approach — it allows you to isolate the hydrophobic contribution by suppressing electrostatic terms, rather than assuming the total B2 behavior reflects hydrophobics alone.</text:p>
      <text:p text:style-name="Standard"/>
      <text:p text:style-name="Standard"/>
      <text:p text:style-name="P1">Double check this! </text:p>
      <text:p text:style-name="P1"/>
      <text:p text:style-name="Standard"><text:s/>Below T*, the hydrophobic effect strengthening drives B2 negative, at T = T* maximum hydrophobic attraction, minimum B2, and above T*, the temperature approach to Tm so partial unfolding changes the interaction landscape, electrostatic contributions from newly exposed charged residues increase repulsion, or the protein surface character changes qualitative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3:31:39.850153347</meta:creation-date>
    <dc:date>2026-04-16T14:52:34.826769161</dc:date>
    <meta:editing-duration>PT1H21M43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6" meta:paragraph-count="127" meta:word-count="1552" meta:character-count="10853" meta:non-whitespace-character-count="9401"/>
  </office:meta>
</office:document-meta>
</file>